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BIO CABRERA LEYNI MARGOT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1351240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SQUEZ HEREDIA, RICKARDO ANTO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8503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IDROGO JIMENEZ, EDINSON HAM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756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9:40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